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6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3.2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cm" fo:min-width="2.25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4.25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cm" fo:min-width="4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1.75cm" loext:decorative="false"/>
      <style:paragraph-properties style:writing-mode="lr-tb"/>
    </style:style>
    <style:style style:name="gr8" style:family="graphic" style:parent-style-name="standard">
      <style:graphic-properties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.5cm" fo:min-width="2.5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cm" fo:min-width="2.5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2.25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2.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cm" fo:min-width="2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2.75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25cm" fo:min-width="2.75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cm" fo:min-width="2.5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634cm" fo:min-width="1.976cm" loext:decorative="false"/>
      <style:paragraph-properties style:writing-mode="lr-tb"/>
    </style:style>
    <style:style style:name="P1" style:family="paragraph">
      <style:paragraph-properties fo:text-align="center"/>
      <style:text-properties style:font-name="Century Gothic" fo:font-size="14pt"/>
    </style:style>
    <style:style style:name="P2" style:family="paragraph">
      <style:paragraph-properties fo:text-align="center"/>
      <style:text-properties style:font-name="Century Gothic" fo:font-size="14pt" style:font-size-asian="12pt" style:font-size-complex="12pt"/>
    </style:style>
    <style:style style:name="P3" style:family="paragraph">
      <style:paragraph-properties fo:text-align="center"/>
      <style:text-properties style:font-name="Century Gothic" fo:font-size="14pt" style:font-size-asian="14pt" style:font-size-complex="14pt"/>
    </style:style>
    <style:style style:name="P4" style:family="paragraph">
      <style:paragraph-properties fo:text-align="center"/>
      <style:text-properties style:font-name="Century Gothic" fo:font-size="8pt"/>
    </style:style>
    <style:style style:name="P5" style:family="paragraph">
      <style:paragraph-properties fo:text-align="center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6.5cm" svg:height="1cm" svg:x="7.75cm" svg:y="1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75cm" svg:height="1.25cm" svg:x="1.75cm" svg:y="3.75cm">
          <text:p text:style-name="P1">Créer une liste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5.5cm" svg:height="1.5cm" svg:x="11.75cm" svg:y="3.25cm">
          <text:p text:style-name="P1">Selectionner une liste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2.75cm" svg:height="1.25cm" svg:x="1.75cm" svg:y="5.75cm">
          <text:p text:style-name="P1">Choix nom liste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4.75cm" svg:height="1.25cm" svg:x="0.5cm" svg:y="8cm">
          <text:p text:style-name="P1">Crée la liste dans le data.json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4.5cm" svg:height="2.25cm" svg:x="0.25cm" svg:y="10.5cm">
          <text:p text:style-name="P1">Bascule sur l’écran de modif de liste (voir c-contre</text:p>
          <draw:enhanced-geometry svg:viewBox="0 0 21600 21600" draw:type="rectangle" draw:enhanced-path="M 0 0 L 21600 0 21600 21600 0 21600 0 0 Z N"/>
        </draw:custom-shape>
        <draw:custom-shape draw:style-name="gr7" draw:text-style-name="P2" xml:id="id7" draw:id="id7" draw:layer="layout" svg:width="2.25cm" svg:height="1cm" svg:x="7.75cm" svg:y="5.75cm">
          <text:p text:style-name="P2"><text:span text:style-name="T1">Ajouter item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3.625cm" svg:y1="3.75cm" svg:x2="11cm" svg:y2="2cm" draw:start-shape="id1" draw:start-glue-point="0" draw:end-shape="id2" draw:end-glue-point="2" svg:d="M3625 3750v-875h7375v-875" svg:viewBox="0 0 7376 1751">
          <text:p/>
        </draw:connector>
        <draw:connector draw:style-name="gr8" draw:text-style-name="P1" draw:layer="layout" svg:x1="3.625cm" svg:y1="5cm" svg:x2="3.125cm" svg:y2="5.75cm" draw:start-shape="id1" draw:start-glue-point="2" draw:end-shape="id3" draw:end-glue-point="0" svg:d="M3625 5000v375h-500v375" svg:viewBox="0 0 501 751">
          <text:p/>
        </draw:connector>
        <draw:connector draw:style-name="gr8" draw:text-style-name="P1" draw:layer="layout" svg:x1="3.125cm" svg:y1="7cm" svg:x2="2.875cm" svg:y2="8cm" draw:start-shape="id3" draw:start-glue-point="2" draw:end-shape="id4" draw:end-glue-point="0" svg:d="M3125 7000v500h-250v500" svg:viewBox="0 0 251 1001">
          <text:p/>
        </draw:connector>
        <draw:connector draw:style-name="gr8" draw:text-style-name="P1" draw:layer="layout" svg:x1="2.875cm" svg:y1="9.25cm" svg:x2="2.5cm" svg:y2="10.5cm" draw:start-shape="id4" draw:start-glue-point="2" draw:end-shape="id5" draw:end-glue-point="0" svg:d="M2875 9250v625h-375v625" svg:viewBox="0 0 376 1251">
          <text:p/>
        </draw:connector>
        <draw:custom-shape draw:style-name="gr9" draw:text-style-name="P1" xml:id="id9" draw:id="id9" draw:layer="layout" svg:width="3cm" svg:height="1.75cm" svg:x="10.25cm" svg:y="5.75cm">
          <text:p text:style-name="P1">Modifier /Supprimer item</text:p>
          <draw:enhanced-geometry svg:viewBox="0 0 21600 21600" draw:type="rectangle" draw:enhanced-path="M 0 0 L 21600 0 21600 21600 0 21600 0 0 Z N"/>
        </draw:custom-shape>
        <draw:custom-shape draw:style-name="gr10" draw:text-style-name="P1" xml:id="id19" draw:id="id19" draw:layer="layout" svg:width="3cm" svg:height="1.25cm" svg:x="17.25cm" svg:y="5.75cm">
          <text:p text:style-name="P1">Supprimer liste</text:p>
          <draw:enhanced-geometry svg:viewBox="0 0 21600 21600" draw:type="rectangle" draw:enhanced-path="M 0 0 L 21600 0 21600 21600 0 21600 0 0 Z N"/>
        </draw:custom-shape>
        <draw:custom-shape draw:style-name="gr11" draw:text-style-name="P3" xml:id="id17" draw:id="id17" draw:layer="layout" svg:width="2.75cm" svg:height="1cm" svg:x="14cm" svg:y="5.75cm">
          <text:p text:style-name="P3"><text:span text:style-name="T2">Cocher item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8" draw:id="id8" draw:layer="layout" svg:width="3cm" svg:height="2cm" svg:x="6.5cm" svg:y="7.5cm">
          <text:p text:style-name="P1"><text:span text:style-name="T2">Demande saisit nom ite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1.75cm" svg:x="7cm" svg:y="10.5cm">
          <text:p text:style-name="P1"><text:span text:style-name="T2">Choix confirmer Y/N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10" draw:id="id10" draw:layer="layout" svg:width="2.75cm" svg:height="1cm" svg:x="10.5cm" svg:y="8cm">
          <text:p text:style-name="P1">Choix item</text:p>
          <draw:enhanced-geometry svg:viewBox="0 0 21600 21600" draw:type="rectangle" draw:enhanced-path="M 0 0 L 21600 0 21600 21600 0 21600 0 0 Z N"/>
        </draw:custom-shape>
        <draw:custom-shape draw:style-name="gr13" draw:text-style-name="P1" xml:id="id11" draw:id="id11" draw:layer="layout" svg:width="2.5cm" svg:height="1.25cm" svg:x="10.5cm" svg:y="9.5cm">
          <text:p text:style-name="P1">Choix action</text:p>
          <draw:enhanced-geometry svg:viewBox="0 0 21600 21600" draw:type="rectangle" draw:enhanced-path="M 0 0 L 21600 0 21600 21600 0 21600 0 0 Z N"/>
        </draw:custom-shape>
        <draw:custom-shape draw:style-name="gr14" draw:text-style-name="P1" xml:id="id12" draw:id="id12" draw:layer="layout" svg:width="2cm" svg:height="1cm" svg:x="10cm" svg:y="13.25cm">
          <text:p text:style-name="P1">Modif</text:p>
          <draw:enhanced-geometry svg:viewBox="0 0 21600 21600" draw:type="rectangle" draw:enhanced-path="M 0 0 L 21600 0 21600 21600 0 21600 0 0 Z N"/>
        </draw:custom-shape>
        <draw:custom-shape draw:style-name="gr15" draw:text-style-name="P1" xml:id="id13" draw:id="id13" draw:layer="layout" svg:width="3.25cm" svg:height="1cm" svg:x="13.25cm" svg:y="12.25cm">
          <text:p text:style-name="P1">Supprim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xml:id="id14" draw:id="id14" draw:layer="layout" svg:width="3.25cm" svg:height="1.5cm" svg:x="13cm" svg:y="14.25cm">
          <text:p text:style-name="P1">Confirmer Y/N</text:p>
          <draw:enhanced-geometry svg:viewBox="0 0 21600 21600" draw:type="rectangle" draw:enhanced-path="M 0 0 L 21600 0 21600 21600 0 21600 0 0 Z N"/>
        </draw:custom-shape>
        <draw:custom-shape draw:style-name="gr12" draw:text-style-name="P3" xml:id="id15" draw:id="id15" draw:layer="layout" svg:width="3cm" svg:height="2cm" svg:x="9.25cm" svg:y="15.25cm">
          <text:p text:style-name="P1"><text:span text:style-name="T2">Demande saisit nom item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6" draw:id="id16" draw:layer="layout" svg:width="3cm" svg:height="2.25cm" svg:x="9.25cm" svg:y="19.5cm">
          <text:p text:style-name="P1"><text:span text:style-name="T2">Choix confirmer Y/N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8" draw:id="id18" draw:layer="layout" svg:width="2.25cm" svg:height="1cm" svg:x="14.25cm" svg:y="7.25cm">
          <text:p text:style-name="P1">Choix item</text:p>
          <draw:enhanced-geometry svg:viewBox="0 0 21600 21600" draw:type="rectangle" draw:enhanced-path="M 0 0 L 21600 0 21600 21600 0 21600 0 0 Z N"/>
        </draw:custom-shape>
        <draw:custom-shape draw:style-name="gr7" draw:text-style-name="P1" xml:id="id20" draw:id="id20" draw:layer="layout" svg:width="2.25cm" svg:height="1cm" svg:x="17.75cm" svg:y="7.75cm">
          <text:p text:style-name="P1">Choix liste</text:p>
          <draw:enhanced-geometry svg:viewBox="0 0 21600 21600" draw:type="rectangle" draw:enhanced-path="M 0 0 L 21600 0 21600 21600 0 21600 0 0 Z N"/>
        </draw:custom-shape>
        <draw:custom-shape draw:style-name="gr16" draw:text-style-name="P1" xml:id="id21" draw:id="id21" draw:layer="layout" svg:width="3.25cm" svg:height="1.5cm" svg:x="17.25cm" svg:y="9.25cm">
          <text:p text:style-name="P1">Confirmer Y/N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3.5cm" svg:height="1.25cm" svg:x="13.5cm" svg:y="8.5cm">
          <text:p text:style-name="P4">Inclure meme workflow pour « décocher »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svg:x1="14.5cm" svg:y1="4.75cm" svg:x2="8.875cm" svg:y2="5.75cm" draw:start-shape="id6" draw:start-glue-point="2" draw:end-shape="id7" draw:end-glue-point="0" svg:d="M14500 4750v501h-3625v-2h-2000v501" svg:viewBox="0 0 5626 1001">
          <text:p/>
        </draw:connector>
        <draw:connector draw:style-name="gr8" draw:text-style-name="P5" draw:layer="layout" svg:x1="8.875cm" svg:y1="6.75cm" svg:x2="8cm" svg:y2="7.5cm" draw:start-shape="id7" draw:start-glue-point="2" draw:end-shape="id8" draw:end-glue-point="0" svg:d="M8875 6750v378h-875v372" svg:viewBox="0 0 876 751">
          <text:p/>
        </draw:connector>
        <draw:connector draw:style-name="gr8" draw:text-style-name="P5" draw:layer="layout" svg:x1="8cm" svg:y1="9.5cm" svg:x2="9cm" svg:y2="10.5cm" draw:start-shape="id8" draw:start-glue-point="2" svg:d="M8000 9500v751h1000v249" svg:viewBox="0 0 1001 1001">
          <text:p/>
        </draw:connector>
        <draw:connector draw:style-name="gr8" draw:text-style-name="P5" draw:layer="layout" svg:x1="14.5cm" svg:y1="4.75cm" svg:x2="11.75cm" svg:y2="5.75cm" draw:start-shape="id6" draw:start-glue-point="2" draw:end-shape="id9" draw:end-glue-point="0" svg:d="M14500 4750v500h-2750v500" svg:viewBox="0 0 2751 1001">
          <text:p/>
        </draw:connector>
        <draw:connector draw:style-name="gr8" draw:text-style-name="P5" draw:layer="layout" svg:x1="11.75cm" svg:y1="7.5cm" svg:x2="11.875cm" svg:y2="8cm" draw:start-shape="id9" draw:start-glue-point="2" draw:end-shape="id10" draw:end-glue-point="0" svg:d="M11750 7500v250h125v250" svg:viewBox="0 0 126 501">
          <text:p/>
        </draw:connector>
        <draw:connector draw:style-name="gr8" draw:text-style-name="P5" draw:layer="layout" svg:x1="11.875cm" svg:y1="9cm" svg:x2="11.75cm" svg:y2="9.5cm" draw:start-shape="id10" draw:start-glue-point="2" draw:end-shape="id11" draw:end-glue-point="0" svg:d="M11875 9000v253h-125v247" svg:viewBox="0 0 126 501">
          <text:p/>
        </draw:connector>
        <draw:connector draw:style-name="gr8" draw:text-style-name="P5" draw:layer="layout" svg:x1="11.75cm" svg:y1="10.75cm" svg:x2="11cm" svg:y2="13.25cm" draw:start-shape="id11" draw:start-glue-point="2" draw:end-shape="id12" draw:end-glue-point="0" svg:d="M11750 10750v1250h-750v1250" svg:viewBox="0 0 751 2501">
          <text:p/>
        </draw:connector>
        <draw:connector draw:style-name="gr8" draw:text-style-name="P5" draw:layer="layout" svg:x1="11.75cm" svg:y1="10.75cm" svg:x2="14.875cm" svg:y2="12.25cm" draw:start-shape="id11" draw:start-glue-point="2" draw:end-shape="id13" draw:end-glue-point="0" svg:d="M11750 10750v750h3125v750" svg:viewBox="0 0 3126 1501">
          <text:p/>
        </draw:connector>
        <draw:connector draw:style-name="gr8" draw:text-style-name="P5" draw:layer="layout" svg:x1="14.875cm" svg:y1="13.25cm" svg:x2="14.625cm" svg:y2="14.25cm" draw:start-shape="id13" draw:start-glue-point="2" draw:end-shape="id14" draw:end-glue-point="0" svg:d="M14875 13250v500h-250v500" svg:viewBox="0 0 251 1001">
          <text:p/>
        </draw:connector>
        <draw:connector draw:style-name="gr8" draw:text-style-name="P5" draw:layer="layout" svg:x1="11cm" svg:y1="14.25cm" svg:x2="10.75cm" svg:y2="15.25cm" draw:start-shape="id12" draw:start-glue-point="2" draw:end-shape="id15" draw:end-glue-point="0" svg:d="M11000 14250v500h-250v500" svg:viewBox="0 0 251 1001">
          <text:p/>
        </draw:connector>
        <draw:connector draw:style-name="gr8" draw:text-style-name="P5" draw:layer="layout" svg:x1="10.75cm" svg:y1="17.25cm" svg:x2="10.75cm" svg:y2="19.5cm" draw:start-shape="id15" draw:start-glue-point="2" draw:end-shape="id16" draw:end-glue-point="0" svg:d="M10750 17250v2250" svg:viewBox="0 0 1 2251">
          <text:p/>
        </draw:connector>
        <draw:connector draw:style-name="gr8" draw:text-style-name="P5" draw:layer="layout" svg:x1="14.5cm" svg:y1="4.75cm" svg:x2="15.375cm" svg:y2="5.75cm" draw:start-shape="id6" draw:start-glue-point="2" draw:end-shape="id17" draw:end-glue-point="0" svg:d="M14500 4750v500h875v500" svg:viewBox="0 0 876 1001">
          <text:p/>
        </draw:connector>
        <draw:connector draw:style-name="gr8" draw:text-style-name="P5" draw:layer="layout" svg:x1="15.375cm" svg:y1="6.75cm" svg:x2="15.375cm" svg:y2="7.25cm" draw:start-shape="id17" draw:start-glue-point="2" draw:end-shape="id18" draw:end-glue-point="0" svg:d="M15375 6750v500" svg:viewBox="0 0 1 501">
          <text:p/>
        </draw:connector>
        <draw:connector draw:style-name="gr8" draw:text-style-name="P5" draw:layer="layout" draw:line-skew="-2.501cm -2.001cm" svg:x1="14.5cm" svg:y1="4.75cm" svg:x2="18.75cm" svg:y2="5.75cm" draw:start-shape="id6" draw:start-glue-point="2" draw:end-shape="id19" draw:end-glue-point="0" svg:d="M14500 4750v250h4250v249 501" svg:viewBox="0 0 4251 1001">
          <text:p/>
        </draw:connector>
        <draw:connector draw:style-name="gr8" draw:text-style-name="P5" draw:layer="layout" svg:x1="18.75cm" svg:y1="7cm" svg:x2="18.875cm" svg:y2="7.75cm" draw:start-shape="id19" draw:start-glue-point="2" draw:end-shape="id20" draw:end-glue-point="0" svg:d="M18750 7000v375h125v375" svg:viewBox="0 0 126 751">
          <text:p/>
        </draw:connector>
        <draw:connector draw:style-name="gr8" draw:text-style-name="P5" draw:layer="layout" svg:x1="18.875cm" svg:y1="8.75cm" svg:x2="18.875cm" svg:y2="9.25cm" draw:start-shape="id20" draw:start-glue-point="2" draw:end-shape="id21" draw:end-glue-point="0" svg:d="M18875 8750v500" svg:viewBox="0 0 1 501">
          <text:p/>
        </draw:connector>
        <draw:connector draw:style-name="gr8" draw:text-style-name="P5" draw:layer="layout" svg:x1="11cm" svg:y1="2cm" svg:x2="14.5cm" svg:y2="3.25cm" draw:start-shape="id2" draw:start-glue-point="2" draw:end-shape="id6" draw:end-glue-point="0" svg:d="M11000 2000v625h3500v625" svg:viewBox="0 0 3501 1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01T06:56:37.627000000</meta:creation-date>
    <dc:date>2025-04-01T07:16:47.536000000</dc:date>
    <meta:editing-duration>PT8M55S</meta:editing-duration>
    <meta:editing-cycles>1</meta:editing-cycles>
    <meta:document-statistic meta:object-count="44"/>
    <meta:generator>LibreOffice/24.8.5.1$Windows_X86_64 LibreOffice_project/8e3f91296d65a47712b8a390b4731fa5a2f6c9af</meta:generator>
  </office:meta>
</office:document-meta>
</file>